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table>
      <math:mtr>
        <math:mtext>Linear Regression</math:mtext>
      </math:mtr>
      <math:mtr/>
      <math:mtr>
        <math:mrow>
          <math:mtext>Measure of gradient  </math:mtext>
          <math:mrow>
            <math:mi>a</math:mi>
            <math:mo math:stretchy="false">=</math:mo>
            <math:mfrac>
              <math:mrow>
                <math:mi>N</math:mi>
                <math:mrow>
                  <math:mfenced math:open="" math:close="">
                    <math:mrow>
                      <math:mo math:stretchy="false">∑</math:mo>
                      <math:mi math:fontstyle="italic">xy</math:mi>
                    </math:mrow>
                  </math:mfenced>
                  <math:mo math:stretchy="false">−</math:mo>
                  <math:mfenced math:open="" math:close="">
                    <math:mrow>
                      <math:mo math:stretchy="false">∑</math:mo>
                      <math:mi>y</math:mi>
                    </math:mrow>
                  </math:mfenced>
                </math:mrow>
                <math:mfenced math:open="" math:close="">
                  <math:mrow>
                    <math:mo math:stretchy="false">∑</math:mo>
                    <math:mi>x</math:mi>
                  </math:mrow>
                </math:mfenced>
              </math:mrow>
              <math:mrow>
                <math:mi>N</math:mi>
                <math:mrow>
                  <math:mfenced math:open="" math:close="">
                    <math:mrow>
                      <math:mo math:stretchy="false">∑</math:mo>
                      <math:msup>
                        <math:mi>x</math:mi>
                        <math:mn>2</math:mn>
                      </math:msup>
                    </math:mrow>
                  </math:mfenced>
                  <math:mo math:stretchy="false">−</math:mo>
                  <math:msup>
                    <math:mfenced math:open="" math:close="">
                      <math:mrow>
                        <math:mo math:stretchy="false">∑</math:mo>
                        <math:mi>x</math:mi>
                      </math:mrow>
                    </math:mfenced>
                    <math:mn>2</math:mn>
                  </math:msup>
                </math:mrow>
              </math:mrow>
            </math:mfrac>
          </math:mrow>
        </math:mrow>
      </math:mtr>
      <math:mtr/>
      <math:mtr>
        <math:mrow>
          <math:mtext>Intersection point of the straight line with the y-axis   </math:mtext>
          <math:mrow>
            <math:mi>b</math:mi>
            <math:mo math:stretchy="false">=</math:mo>
            <math:mfrac>
              <math:mrow>
                <math:mrow>
                  <math:mrow>
                    <math:mo math:stretchy="false">∑</math:mo>
                    <math:mi>y</math:mi>
                  </math:mrow>
                  <math:mo math:stretchy="false">−</math:mo>
                  <math:mi>a</math:mi>
                </math:mrow>
                <math:mrow>
                  <math:mo math:stretchy="false">∑</math:mo>
                  <math:mi>x</math:mi>
                </math:mrow>
              </math:mrow>
              <math:mi>N</math:mi>
            </math:mfrac>
          </math:mrow>
        </math:mrow>
      </math:mtr>
      <math:mtr/>
      <math:mtr>
        <math:mrow>
          <math:mtext>Coefficient of correlation   </math:mtext>
          <math:mrow>
            <math:mi>r</math:mi>
            <math:mo math:stretchy="false">=</math:mo>
            <math:mfrac>
              <math:mrow>
                <math:mi>a</math:mi>
                <math:msub>
                  <math:mo math:stretchy="false">σ</math:mo>
                  <math:mi>x</math:mi>
                </math:msub>
              </math:mrow>
              <math:msub>
                <math:mo math:stretchy="false">σ</math:mo>
                <math:mi>y</math:mi>
              </math:msub>
            </math:mfrac>
          </math:mrow>
        </math:mrow>
      </math:mtr>
      <math:mtr/>
      <math:mtr>
        <math:mrow>
          <math:mtext>Standard error of the regression line   </math:mtext>
          <math:mrow>
            <math:msub>
              <math:mi>S</math:mi>
              <math:mrow>
                <math:mi>y</math:mi>
                <math:mo math:stretchy="false">/</math:mo>
                <math:mi>x</math:mi>
              </math:mrow>
            </math:msub>
            <math:mo math:stretchy="false">=</math:mo>
            <math:msup>
              <math:mfenced math:open="[" math:close="]">
                <math:mrow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>r</math:mi>
                      </math:mrow>
                      <math:mo math:stretchy="false">)</math:mo>
                    </math:mrow>
                    <math:mn>2</math:mn>
                  </math:msup>
                  <math:mrow>
                    <math:mrow>
                      <math:msubsup>
                        <math:mo math:stretchy="false">σ</math:mo>
                        <math:mi>y</math:mi>
                        <math:mn>2</math:mn>
                      </math:msubsup>
                      <math:mo math:stretchy="false">⋅</math:mo>
                      <math:mi>N</math:mi>
                    </math:mrow>
                    <math:mo math:stretchy="false">⋅</math:mo>
                    <math:mrow>
                      <math:mfrac>
                        <math:mn>1</math:mn>
                        <math:mi>N</math:mi>
                      </math:mfrac>
                      <math:mo math:stretchy="false">−</math:mo>
                      <math:mn>2</math:mn>
                    </math:mrow>
                  </math:mrow>
                </math:mrow>
              </math:mfenced>
              <math:mrow>
                <math:mn>1</math:mn>
                <math:mo math:stretchy="false">/</math:mo>
                <math:mn>2</math:mn>
              </math:mrow>
            </math:msup>
          </math:mrow>
        </math:mrow>
      </math:mtr>
      <math:mtr/>
      <math:mtr>
        <math:mrow>
          <math:mtext>Standard error of the gradient   </math:mtext>
          <math:mrow>
            <math:msub>
              <math:mi>S</math:mi>
              <math:mi>b</math:mi>
            </math:msub>
            <math:mo math:stretchy="false">=</math:mo>
            <math:mfrac>
              <math:msub>
                <math:mi>S</math:mi>
                <math:mrow>
                  <math:mi>y</math:mi>
                  <math:mo math:stretchy="false">/</math:mo>
                  <math:mi>x</math:mi>
                </math:mrow>
              </math:msub>
              <math:msup>
                <math:mfenced math:open="[" math:close="]">
                  <math:mrow>
                    <math:msubsup>
                      <math:mo math:stretchy="false">σ</math:mo>
                      <math:mi>X</math:mi>
                      <math:mn>2</math:mn>
                    </math:msubsup>
                    <math:mo math:stretchy="false">⋅</math:mo>
                    <math:mi>N</math:mi>
                  </math:mrow>
                </math:mfenced>
                <math:mrow>
                  <math:mn>1</math:mn>
                  <math:mo math:stretchy="false">/</math:mo>
                  <math:mn>2</math:mn>
                </math:mrow>
              </math:msup>
            </math:mfrac>
          </math:mrow>
        </math:mrow>
      </math:mtr>
    </math:mtable>
    <math:annotation math:encoding="StarMath 5.0">"Linear Regression" newline newline
"Measure of gradient  " a = {N left (sum xy right ) - left (sum y right )left (sum x right )} over {N left (sum x^2 right ) - left (sum x right )^2}
newline newline
"Intersection point of the straight line with the y-axis   " b = { sum y - a sum x } over N newline newline
"Coefficient of correlation   " r = {a %sigma _x} over %sigma _y newline newline
"Standard error of the regression line   " S_{y / x} = left [ (1-r)^2 %sigma_y^2 cdot N cdot {1 over N - 2} right ]^{1 / 2} newline newline
"Standard error of the gradient   " S_b = { S_{y / x} over left [ %sigma _X ^2 cdot N right ] ^{1 / 2}}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6-11-30T08:52:21</meta:creation-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